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26.69mm"/>
    </style:style>
    <style:style style:name="ro1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number-columns-repeated="6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row table:style-name="ro1" table:number-rows-repeated="2">
          <table:table-cell table:number-columns-repeated="11"/>
        </table:table-row>
        <table:table-row table:style-name="ro1">
          <table:table-cell office:value-type="string">
            <text:p>Time</text:p>
          </table:table-cell>
          <table:table-cell office:value-type="string">
            <text:p>Grab</text:p>
          </table:table-cell>
          <table:table-cell office:value-type="string">
            <text:p>Swipe</text:p>
          </table:table-cell>
          <table:table-cell office:value-type="string">
            <text:p>Throw</text:p>
          </table:table-cell>
          <table:table-cell office:value-type="string">
            <text:p>Tilt</text:p>
          </table:table-cell>
          <table:table-cell/>
          <table:table-cell office:value-type="string">
            <text:p>St.D Time</text:p>
          </table:table-cell>
          <table:table-cell office:value-type="string">
            <text:p>Grab</text:p>
          </table:table-cell>
          <table:table-cell office:value-type="string">
            <text:p>Swipe</text:p>
          </table:table-cell>
          <table:table-cell office:value-type="string">
            <text:p>Throw</text:p>
          </table:table-cell>
          <table:table-cell office:value-type="string">
            <text:p>Tilt</text:p>
          </table:table-cell>
        </table:table-row>
        <table:table-row table:style-name="ro1">
          <table:table-cell office:value-type="string">
            <text:p>Pull</text:p>
          </table:table-cell>
          <table:table-cell table:style-name="ce1" office:value-type="float" office:value="5.74">
            <text:p>5,74</text:p>
          </table:table-cell>
          <table:table-cell office:value-type="float" office:value="3.67">
            <text:p>3,67</text:p>
          </table:table-cell>
          <table:table-cell office:value-type="float" office:value="4.12">
            <text:p>4,12</text:p>
          </table:table-cell>
          <table:table-cell office:value-type="float" office:value="4.55">
            <text:p>4,55</text:p>
          </table:table-cell>
          <table:table-cell table:number-columns-repeated="2"/>
          <table:table-cell office:value-type="float" office:value="1.573">
            <text:p>1,573</text:p>
          </table:table-cell>
          <table:table-cell office:value-type="float" office:value="0.859">
            <text:p>0,859</text:p>
          </table:table-cell>
          <table:table-cell office:value-type="float" office:value="1.006">
            <text:p>1,006</text:p>
          </table:table-cell>
          <table:table-cell office:value-type="float" office:value="1.612">
            <text:p>1,612</text:p>
          </table:table-cell>
        </table:table-row>
        <table:table-row table:style-name="ro1">
          <table:table-cell office:value-type="string">
            <text:p>Push</text:p>
          </table:table-cell>
          <table:table-cell office:value-type="float" office:value="5.05">
            <text:p>5,05</text:p>
          </table:table-cell>
          <table:table-cell office:value-type="float" office:value="3.9">
            <text:p>3,9</text:p>
          </table:table-cell>
          <table:table-cell office:value-type="float" office:value="4.68">
            <text:p>4,68</text:p>
          </table:table-cell>
          <table:table-cell office:value-type="float" office:value="5.06">
            <text:p>5,06</text:p>
          </table:table-cell>
          <table:table-cell table:number-columns-repeated="2"/>
          <table:table-cell office:value-type="float" office:value="1.385">
            <text:p>1,385</text:p>
          </table:table-cell>
          <table:table-cell office:value-type="float" office:value="0.98">
            <text:p>0,98</text:p>
          </table:table-cell>
          <table:table-cell office:value-type="float" office:value="1.11">
            <text:p>1,11</text:p>
          </table:table-cell>
          <table:table-cell office:value-type="float" office:value="1.785">
            <text:p>1,785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>
            <text:p>Accuracy</text:p>
          </table:table-cell>
          <table:table-cell office:value-type="string">
            <text:p>Grab</text:p>
          </table:table-cell>
          <table:table-cell office:value-type="string">
            <text:p>Swipe</text:p>
          </table:table-cell>
          <table:table-cell office:value-type="string">
            <text:p>Throw</text:p>
          </table:table-cell>
          <table:table-cell office:value-type="string">
            <text:p>Tilt</text:p>
          </table:table-cell>
          <table:table-cell/>
          <table:table-cell office:value-type="string">
            <text:p>St.D Accuracy</text:p>
          </table:table-cell>
          <table:table-cell office:value-type="string">
            <text:p>Grab</text:p>
          </table:table-cell>
          <table:table-cell office:value-type="string">
            <text:p>Swipe</text:p>
          </table:table-cell>
          <table:table-cell office:value-type="string">
            <text:p>Throw</text:p>
          </table:table-cell>
          <table:table-cell office:value-type="string">
            <text:p>Tilt</text:p>
          </table:table-cell>
        </table:table-row>
        <table:table-row table:style-name="ro1">
          <table:table-cell office:value-type="string">
            <text:p>Pull</text:p>
          </table:table-cell>
          <table:table-cell table:style-name="ce1" office:value-type="float" office:value="17.65">
            <text:p>17,65</text:p>
          </table:table-cell>
          <table:table-cell office:value-type="float" office:value="12.41">
            <text:p>12,41</text:p>
          </table:table-cell>
          <table:table-cell office:value-type="float" office:value="15.07">
            <text:p>15,07</text:p>
          </table:table-cell>
          <table:table-cell office:value-type="float" office:value="32.71">
            <text:p>32,71</text:p>
          </table:table-cell>
          <table:table-cell table:number-columns-repeated="2"/>
          <table:table-cell office:value-type="float" office:value="10.918">
            <text:p>10,918</text:p>
          </table:table-cell>
          <table:table-cell office:value-type="float" office:value="8.589">
            <text:p>8,589</text:p>
          </table:table-cell>
          <table:table-cell office:value-type="float" office:value="10.248">
            <text:p>10,248</text:p>
          </table:table-cell>
          <table:table-cell office:value-type="float" office:value="21.486">
            <text:p>21,486</text:p>
          </table:table-cell>
        </table:table-row>
        <table:table-row table:style-name="ro1">
          <table:table-cell office:value-type="string">
            <text:p>Push</text:p>
          </table:table-cell>
          <table:table-cell office:value-type="float" office:value="16.8">
            <text:p>16,8</text:p>
          </table:table-cell>
          <table:table-cell office:value-type="float" office:value="14.14">
            <text:p>14,14</text:p>
          </table:table-cell>
          <table:table-cell office:value-type="float" office:value="16.24">
            <text:p>16,24</text:p>
          </table:table-cell>
          <table:table-cell office:value-type="float" office:value="28.03">
            <text:p>28,03</text:p>
          </table:table-cell>
          <table:table-cell table:number-columns-repeated="2"/>
          <table:table-cell office:value-type="float" office:value="10.499">
            <text:p>10,499</text:p>
          </table:table-cell>
          <table:table-cell office:value-type="float" office:value="9.322">
            <text:p>9,322</text:p>
          </table:table-cell>
          <table:table-cell office:value-type="float" office:value="10.289">
            <text:p>10,289</text:p>
          </table:table-cell>
          <table:table-cell office:value-type="float" office:value="19.699">
            <text:p>19,699</text:p>
          </table:table-cell>
        </table:table-row>
        <table:table-row table:style-name="ro1" table:number-rows-repeated="15">
          <table:table-cell table:number-columns-repeated="11"/>
        </table:table-row>
        <table:table-row table:style-name="ro1">
          <table:table-cell>
            <draw:frame table:end-cell-address="Sheet1.G45" table:end-x="21.14mm" table:end-y="0.38mm" draw:z-index="0" draw:style-name="gr1" draw:text-style-name="P1" svg:width="156.61mm" svg:height="86.19mm" svg:x="0.01mm" svg:y="0mm">
              <draw:object draw:notify-on-update-of-ranges="Sheet1.B3:Sheet1.E3 Sheet1.A4:Sheet1.A4 Sheet1.B4:Sheet1.E4 Sheet1.H4:Sheet1.K4 Sheet1.H4:Sheet1.K4 Sheet1.A5:Sheet1.A5 Sheet1.B5:Sheet1.E5 Sheet1.H5:Sheet1.K5 Sheet1.H5:Sheet1.K5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6"/>
          <table:table-cell>
            <draw:frame table:end-cell-address="Sheet1.O45" table:end-x="0.23mm" table:end-y="0.31mm" draw:z-index="1" draw:style-name="gr1" draw:text-style-name="P1" svg:width="156.72mm" svg:height="86.11mm" svg:x="1.58mm" svg:y="0.01mm">
              <draw:object draw:notify-on-update-of-ranges="Sheet1.B8:Sheet1.E8 Sheet1.A9:Sheet1.A9 Sheet1.B9:Sheet1.E9 Sheet1.H9:Sheet1.K9 Sheet1.H9:Sheet1.K9 Sheet1.A10:Sheet1.A10 Sheet1.B10:Sheet1.E10 Sheet1.H10:Sheet1.K10 Sheet1.H10:Sheet1.K10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3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2mm"/>
      <style:text-properties style:font-name="Arial" fo:language="da" fo:country="DK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a" fo:country="DK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 number:language="da" number:country="DK">kr</number:currency-symbol>
      <number:text> </number:text>
      <number:number number:decimal-places="2" number:min-integer-digits="1" number:grouping="true"/>
    </number:currency-style>
    <number:currency-style style:name="N117">
      <style:text-properties fo:color="#ff0000"/>
      <number:currency-symbol number:language="da" number:country="DK">kr</number:currency-symbol>
      <number:text> -</number:text>
      <number:number number:decimal-places="2" number:min-integer-digits="1" number:grouping="true"/>
      <style:map style:condition="value()&gt;=0" style:apply-style-name="N117P0"/>
    </number:currency-style>
    <number:currency-style style:name="N101P0" style:volatile="true">
      <number:currency-symbol number:language="en" number:country="US">$</number:currency-symbol>
      <number:number number:decimal-places="0" number:min-integer-digits="1" number:grouping="true"/>
    </number:currency-style>
    <number:currency-style style:name="N101"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101P0"/>
    </number:currency-style>
    <number:currency-style style:name="N102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2"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2P0"/>
    </number:currency-style>
    <number:currency-style style:name="N103P0" style:volatile="true">
      <number:currency-symbol number:language="en" number:country="US">$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103P0"/>
    </number:currency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05P0" style:volatile="true">
      <number:currency-symbol number:language="en" number:country="US">$</number:currency-symbol>
      <number:number number:decimal-places="2" number:min-integer-digits="1" number:decimal-replacement="--" number:grouping="true"/>
    </number:currency-style>
    <number:currency-style style:name="N105">
      <style:text-properties fo:color="#ff0000"/>
      <number:text>-</number:text>
      <number:currency-symbol number:language="en" number:country="US">$</number:currency-symbol>
      <number:number number:decimal-places="2" number:min-integer-digits="1" number:decimal-replacement="--" number:grouping="true"/>
      <style:map style:condition="value()&gt;=0" style:apply-style-name="N105P0"/>
    </number:currency-style>
    <number:date-style style:name="N106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07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08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09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10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11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12">
      <number:day number:calendar="jewish"/>
      <number:text> </number:text>
      <number:month number:calendar="jewish" number:style="long" number:textual="true"/>
    </number:date-style>
    <number:date-style style:name="N113">
      <number:month number:calendar="jewish" number:style="long" number:textual="true"/>
      <number:text> </number:text>
      <number:day number:calendar="jewish"/>
    </number:date-style>
    <number:date-style style:name="N114">
      <number:month number:calendar="jewish" number:style="long" number:textual="true"/>
      <number:text> </number:text>
      <number:year number:calendar="jewish" number:style="long"/>
    </number:date-style>
    <number:date-style style:name="N115">
      <number:month number:calendar="jewish" number:style="long" number:textual="true"/>
    </number:date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0.88mm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0.88mm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25">25-05-2016</text:date>, <text:time>11:25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assiopeia </meta:initial-creator>
    <meta:creation-date>2016-05-23T13:04:50.21</meta:creation-date>
    <dc:date>2016-05-25T11:23:27.13</dc:date>
    <dc:creator>Bjarke Martin Lauridsen</dc:creator>
    <meta:editing-duration>PT1H25M15S</meta:editing-duration>
    <meta:editing-cycles>13</meta:editing-cycles>
    <meta:generator>OpenOffice/4.1.2$Win32 OpenOffice.org_project/412m3$Build-9782</meta:generator>
    <meta:document-statistic meta:table-count="3" meta:cell-count="56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error-upper-indicator="true" chart:error-lower-indicator="true" chart:error-category="cell-rang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width="0.02cm" svg:stroke-opacity="80%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0pt" fo:font-weight="bold" style:font-size-asian="9pt" style:font-size-complex="9pt"/>
    </style:style>
    <style:style style:name="ch6" style:family="chart" style:data-style-name="N0">
      <style:chart-properties chart:display-label="true" chart:logarithmic="false" chart:maximum="8" chart:reverse-direction="false" text:line-break="false" chart:axis-position="0"/>
      <style:graphic-properties svg:stroke-width="0.02cm" svg:stroke-opacity="80%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0pt" fo:font-weight="bold" style:font-size-asian="9pt" style:font-size-complex="9pt"/>
    </style:style>
    <style:style style:name="ch8" style:family="chart">
      <style:graphic-properties svg:stroke-width="0.02cm" svg:stroke-opacity="80%"/>
    </style:style>
    <style:style style:name="ch9" style:family="chart" style:data-style-name="N0">
      <style:chart-properties chart:error-upper-indicator="true" chart:error-lower-indicator="true" chart:error-category="cell-range" chart:error-upper-range="Sheet1.H4:Sheet1.K4" chart:error-lower-range="Sheet1.H4:Sheet1.K4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chart-properties chart:error-category="cell-range"/>
      <style:graphic-properties svg:stroke-width="0.03cm"/>
    </style:style>
    <style:style style:name="ch11" style:family="chart" style:data-style-name="N0">
      <style:chart-properties chart:error-upper-indicator="true" chart:error-lower-indicator="true" chart:error-category="cell-range" chart:error-upper-range="Sheet1.H5:Sheet1.K5" chart:error-lower-range="Sheet1.H5:Sheet1.K5"/>
      <style:graphic-properties draw:stroke="none" draw:fill-color="#83caff" dr3d:edge-rounding="5%"/>
      <style:text-properties fo:font-size="10pt" style:font-size-asian="10pt" style:font-size-complex="10pt"/>
    </style:style>
    <style:style style:name="ch12" style:family="chart">
      <style:graphic-properties draw:stroke="solid" svg:stroke-width="0.02cm" svg:stroke-opacity="80%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662cm" svg:height="8.62cm" xlink:href=".." xlink:type="simple" chart:class="chart:bar" chart:style-name="ch1">
        <chart:legend chart:legend-position="end" svg:x="14.043cm" svg:y="0.809cm" style:legend-expansion="high" chart:style-name="ch2"/>
        <chart:plot-area chart:style-name="ch3" table:cell-range-address="Sheet1.A3:Sheet1.E5" chart:data-source-has-labels="both" svg:x="1.399cm" svg:y="0.823cm" svg:width="12.088cm" svg:height="6.569cm">
          <chartooo:coordinate-region svg:x="1.835cm" svg:y="1.035cm" svg:width="11.652cm" svg:height="5.684cm"/>
          <chart:axis chart:dimension="x" chart:name="primary-x" chart:style-name="ch4" chartooo:axis-type="auto">
            <chartooo:date-scale/>
            <chart:title svg:x="6.492cm" svg:y="7.565cm" chart:style-name="ch5">
              <text:p>Technique</text:p>
            </chart:title>
            <chart:categories table:cell-range-address="Sheet1.B3:Sheet1.E3"/>
          </chart:axis>
          <chart:axis chart:dimension="y" chart:name="primary-y" chart:style-name="ch6">
            <chart:title svg:x="0.451cm" svg:y="5.547cm" chart:style-name="ch7">
              <text:p>Mean Time (sec)</text:p>
            </chart:title>
            <chart:grid chart:style-name="ch8" chart:class="major"/>
          </chart:axis>
          <chart:series chart:style-name="ch9" chart:values-cell-range-address="Sheet1.B4:Sheet1.E4" chart:label-cell-address="Sheet1.A4:Sheet1.A4" chart:class="chart:bar">
            <chart:error-indicator chart:style-name="ch10" chart:dimension="y"/>
            <chart:data-point chart:repeated="4"/>
          </chart:series>
          <chart:series chart:style-name="ch11" chart:values-cell-range-address="Sheet1.B5:Sheet1.E5" chart:label-cell-address="Sheet1.A5:Sheet1.A5" chart:class="chart:bar">
            <chart:error-indicator chart:style-name="ch10" chart:dimension="y"/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rab</text:p>
                <draw:g>
                  <svg:desc>Sheet1.B3:Sheet1.E3</svg:desc>
                </draw:g>
              </table:table-cell>
              <table:table-cell office:value-type="string">
                <text:p>Swipe</text:p>
              </table:table-cell>
              <table:table-cell office:value-type="string">
                <text:p>Throw</text:p>
              </table:table-cell>
              <table:table-cell office:value-type="string">
                <text:p>Tilt</text:p>
              </table:table-cell>
            </table:table-row>
          </table:table-header-rows>
          <table:table-rows>
            <table:table-row>
              <table:table-cell office:value-type="string">
                <text:p>Pull</text:p>
                <draw:g>
                  <svg:desc>Sheet1.A4:Sheet1.A4</svg:desc>
                </draw:g>
              </table:table-cell>
              <table:table-cell office:value-type="float" office:value="5.74">
                <text:p>5.74</text:p>
                <draw:g>
                  <svg:desc>Sheet1.B4:Sheet1.E4</svg:desc>
                </draw:g>
              </table:table-cell>
              <table:table-cell office:value-type="float" office:value="3.67">
                <text:p>3.67</text:p>
              </table:table-cell>
              <table:table-cell office:value-type="float" office:value="4.12">
                <text:p>4.12</text:p>
              </table:table-cell>
              <table:table-cell office:value-type="float" office:value="4.55">
                <text:p>4.55</text:p>
              </table:table-cell>
            </table:table-row>
            <table:table-row>
              <table:table-cell office:value-type="string">
                <text:p>Row 4</text:p>
                <draw:g>
                  <svg:desc/>
                </draw:g>
              </table:table-cell>
              <table:table-cell office:value-type="float" office:value="1.573">
                <text:p>1.573</text:p>
                <draw:g>
                  <svg:desc>Sheet1.H4:Sheet1.K4</svg:desc>
                </draw:g>
              </table:table-cell>
              <table:table-cell office:value-type="float" office:value="0.859">
                <text:p>0.859</text:p>
              </table:table-cell>
              <table:table-cell office:value-type="float" office:value="1.006">
                <text:p>1.006</text:p>
              </table:table-cell>
              <table:table-cell office:value-type="float" office:value="1.612">
                <text:p>1.612</text:p>
              </table:table-cell>
            </table:table-row>
            <table:table-row>
              <table:table-cell office:value-type="string">
                <text:p>Row 4</text:p>
                <draw:g>
                  <svg:desc/>
                </draw:g>
              </table:table-cell>
              <table:table-cell office:value-type="float" office:value="1.573">
                <text:p>1.573</text:p>
                <draw:g>
                  <svg:desc>Sheet1.H4:Sheet1.K4</svg:desc>
                </draw:g>
              </table:table-cell>
              <table:table-cell office:value-type="float" office:value="0.859">
                <text:p>0.859</text:p>
              </table:table-cell>
              <table:table-cell office:value-type="float" office:value="1.006">
                <text:p>1.006</text:p>
              </table:table-cell>
              <table:table-cell office:value-type="float" office:value="1.612">
                <text:p>1.612</text:p>
              </table:table-cell>
            </table:table-row>
            <table:table-row>
              <table:table-cell office:value-type="string">
                <text:p>Push</text:p>
                <draw:g>
                  <svg:desc>Sheet1.A5:Sheet1.A5</svg:desc>
                </draw:g>
              </table:table-cell>
              <table:table-cell office:value-type="float" office:value="5.05">
                <text:p>5.05</text:p>
                <draw:g>
                  <svg:desc>Sheet1.B5:Sheet1.E5</svg:desc>
                </draw:g>
              </table:table-cell>
              <table:table-cell office:value-type="float" office:value="3.9">
                <text:p>3.9</text:p>
              </table:table-cell>
              <table:table-cell office:value-type="float" office:value="4.68">
                <text:p>4.68</text:p>
              </table:table-cell>
              <table:table-cell office:value-type="float" office:value="5.06">
                <text:p>5.06</text:p>
              </table:table-cell>
            </table:table-row>
            <table:table-row>
              <table:table-cell office:value-type="string">
                <text:p>Row 5</text:p>
                <draw:g>
                  <svg:desc/>
                </draw:g>
              </table:table-cell>
              <table:table-cell office:value-type="float" office:value="1.385">
                <text:p>1.385</text:p>
                <draw:g>
                  <svg:desc>Sheet1.H5:Sheet1.K5</svg:desc>
                </draw:g>
              </table:table-cell>
              <table:table-cell office:value-type="float" office:value="0.98">
                <text:p>0.98</text:p>
              </table:table-cell>
              <table:table-cell office:value-type="float" office:value="1.11">
                <text:p>1.11</text:p>
              </table:table-cell>
              <table:table-cell office:value-type="float" office:value="1.785">
                <text:p>1.785</text:p>
              </table:table-cell>
            </table:table-row>
            <table:table-row>
              <table:table-cell office:value-type="string">
                <text:p>Row 5</text:p>
                <draw:g>
                  <svg:desc/>
                </draw:g>
              </table:table-cell>
              <table:table-cell office:value-type="float" office:value="1.385">
                <text:p>1.385</text:p>
                <draw:g>
                  <svg:desc>Sheet1.H5:Sheet1.K5</svg:desc>
                </draw:g>
              </table:table-cell>
              <table:table-cell office:value-type="float" office:value="0.98">
                <text:p>0.98</text:p>
              </table:table-cell>
              <table:table-cell office:value-type="float" office:value="1.11">
                <text:p>1.11</text:p>
              </table:table-cell>
              <table:table-cell office:value-type="float" office:value="1.785">
                <text:p>1.78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error-upper-indicator="true" chart:error-lower-indicator="true" chart:error-category="cell-rang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width="0.02cm" svg:stroke-opacity="80%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0pt" fo:font-weight="bold" style:font-size-asian="9pt" style:font-size-complex="9pt"/>
    </style:style>
    <style:style style:name="ch6" style:family="chart" style:data-style-name="N0">
      <style:chart-properties chart:display-label="true" chart:logarithmic="false" chart:maximum="60" chart:reverse-direction="false" text:line-break="false" chart:axis-position="1"/>
      <style:graphic-properties svg:stroke-width="0.02cm" svg:stroke-opacity="80%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0pt" fo:font-weight="bold" style:font-size-asian="9pt" style:font-size-complex="9pt"/>
    </style:style>
    <style:style style:name="ch8" style:family="chart">
      <style:graphic-properties svg:stroke-width="0.02cm" svg:stroke-opacity="80%"/>
    </style:style>
    <style:style style:name="ch9" style:family="chart" style:data-style-name="N0">
      <style:chart-properties chart:error-upper-indicator="true" chart:error-lower-indicator="true" chart:error-category="cell-range" chart:error-upper-range="Sheet1.H9:Sheet1.K9" chart:error-lower-range="Sheet1.H9:Sheet1.K9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chart-properties chart:error-category="cell-range"/>
      <style:graphic-properties svg:stroke-width="0.03cm"/>
    </style:style>
    <style:style style:name="ch11" style:family="chart" style:data-style-name="N0">
      <style:chart-properties chart:error-upper-indicator="true" chart:error-lower-indicator="true" chart:error-category="cell-range" chart:error-upper-range="Sheet1.H10:Sheet1.K10" chart:error-lower-range="Sheet1.H10:Sheet1.K10"/>
      <style:graphic-properties draw:stroke="none" draw:fill-color="#83caff" dr3d:edge-rounding="5%"/>
      <style:text-properties fo:font-size="10pt" style:font-size-asian="10pt" style:font-size-complex="10pt"/>
    </style:style>
    <style:style style:name="ch12" style:family="chart">
      <style:graphic-properties draw:stroke="solid" svg:stroke-width="0.02cm" svg:stroke-opacity="80%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673cm" svg:height="8.612cm" xlink:href=".." xlink:type="simple" chart:class="chart:bar" chart:style-name="ch1">
        <chart:legend chart:legend-position="end" svg:x="14.05cm" svg:y="0.806cm" style:legend-expansion="high" chart:style-name="ch2"/>
        <chart:plot-area chart:style-name="ch3" table:cell-range-address="Sheet1.A8:Sheet1.E10" chart:data-source-has-labels="both" svg:x="1.399cm" svg:y="0.823cm" svg:width="12.099cm" svg:height="6.561cm">
          <chartooo:coordinate-region svg:x="2.02cm" svg:y="1.035cm" svg:width="11.478cm" svg:height="5.676cm"/>
          <chart:axis chart:dimension="x" chart:name="primary-x" chart:style-name="ch4" chartooo:axis-type="auto">
            <chartooo:date-scale/>
            <chart:title svg:x="6.497cm" svg:y="7.557cm" chart:style-name="ch5">
              <text:p>Technique</text:p>
            </chart:title>
            <chart:categories table:cell-range-address="Sheet1.B8:Sheet1.E8"/>
          </chart:axis>
          <chart:axis chart:dimension="y" chart:name="primary-y" chart:style-name="ch6">
            <chart:title svg:x="0.451cm" svg:y="5.768cm" chart:style-name="ch7">
              <text:p>Mean Distance (px)</text:p>
            </chart:title>
            <chart:grid chart:style-name="ch8" chart:class="major"/>
          </chart:axis>
          <chart:series chart:style-name="ch9" chart:values-cell-range-address="Sheet1.B9:Sheet1.E9" chart:label-cell-address="Sheet1.A9:Sheet1.A9" chart:class="chart:bar">
            <chart:error-indicator chart:style-name="ch10" chart:dimension="y"/>
            <chart:data-point chart:repeated="4"/>
          </chart:series>
          <chart:series chart:style-name="ch11" chart:values-cell-range-address="Sheet1.B10:Sheet1.E10" chart:label-cell-address="Sheet1.A10:Sheet1.A10" chart:class="chart:bar">
            <chart:error-indicator chart:style-name="ch10" chart:dimension="y"/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rab</text:p>
                <draw:g>
                  <svg:desc>Sheet1.B8:Sheet1.E8</svg:desc>
                </draw:g>
              </table:table-cell>
              <table:table-cell office:value-type="string">
                <text:p>Swipe</text:p>
              </table:table-cell>
              <table:table-cell office:value-type="string">
                <text:p>Throw</text:p>
              </table:table-cell>
              <table:table-cell office:value-type="string">
                <text:p>Tilt</text:p>
              </table:table-cell>
            </table:table-row>
          </table:table-header-rows>
          <table:table-rows>
            <table:table-row>
              <table:table-cell office:value-type="string">
                <text:p>Pull</text:p>
                <draw:g>
                  <svg:desc>Sheet1.A9:Sheet1.A9</svg:desc>
                </draw:g>
              </table:table-cell>
              <table:table-cell office:value-type="float" office:value="17.65">
                <text:p>17.65</text:p>
                <draw:g>
                  <svg:desc>Sheet1.B9:Sheet1.E9</svg:desc>
                </draw:g>
              </table:table-cell>
              <table:table-cell office:value-type="float" office:value="12.41">
                <text:p>12.41</text:p>
              </table:table-cell>
              <table:table-cell office:value-type="float" office:value="15.07">
                <text:p>15.07</text:p>
              </table:table-cell>
              <table:table-cell office:value-type="float" office:value="32.71">
                <text:p>32.71</text:p>
              </table:table-cell>
            </table:table-row>
            <table:table-row>
              <table:table-cell office:value-type="string">
                <text:p>Row 9</text:p>
                <draw:g>
                  <svg:desc/>
                </draw:g>
              </table:table-cell>
              <table:table-cell office:value-type="float" office:value="10.918">
                <text:p>10.918</text:p>
                <draw:g>
                  <svg:desc>Sheet1.H9:Sheet1.K9</svg:desc>
                </draw:g>
              </table:table-cell>
              <table:table-cell office:value-type="float" office:value="8.589">
                <text:p>8.589</text:p>
              </table:table-cell>
              <table:table-cell office:value-type="float" office:value="10.248">
                <text:p>10.248</text:p>
              </table:table-cell>
              <table:table-cell office:value-type="float" office:value="21.486">
                <text:p>21.486</text:p>
              </table:table-cell>
            </table:table-row>
            <table:table-row>
              <table:table-cell office:value-type="string">
                <text:p>Row 9</text:p>
                <draw:g>
                  <svg:desc/>
                </draw:g>
              </table:table-cell>
              <table:table-cell office:value-type="float" office:value="10.918">
                <text:p>10.918</text:p>
                <draw:g>
                  <svg:desc>Sheet1.H9:Sheet1.K9</svg:desc>
                </draw:g>
              </table:table-cell>
              <table:table-cell office:value-type="float" office:value="8.589">
                <text:p>8.589</text:p>
              </table:table-cell>
              <table:table-cell office:value-type="float" office:value="10.248">
                <text:p>10.248</text:p>
              </table:table-cell>
              <table:table-cell office:value-type="float" office:value="21.486">
                <text:p>21.486</text:p>
              </table:table-cell>
            </table:table-row>
            <table:table-row>
              <table:table-cell office:value-type="string">
                <text:p>Push</text:p>
                <draw:g>
                  <svg:desc>Sheet1.A10:Sheet1.A10</svg:desc>
                </draw:g>
              </table:table-cell>
              <table:table-cell office:value-type="float" office:value="16.8">
                <text:p>16.8</text:p>
                <draw:g>
                  <svg:desc>Sheet1.B10:Sheet1.E10</svg:desc>
                </draw:g>
              </table:table-cell>
              <table:table-cell office:value-type="float" office:value="14.14">
                <text:p>14.14</text:p>
              </table:table-cell>
              <table:table-cell office:value-type="float" office:value="16.24">
                <text:p>16.24</text:p>
              </table:table-cell>
              <table:table-cell office:value-type="float" office:value="28.03">
                <text:p>28.03</text:p>
              </table:table-cell>
            </table:table-row>
            <table:table-row>
              <table:table-cell office:value-type="string">
                <text:p>Row 10</text:p>
                <draw:g>
                  <svg:desc/>
                </draw:g>
              </table:table-cell>
              <table:table-cell office:value-type="float" office:value="10.499">
                <text:p>10.499</text:p>
                <draw:g>
                  <svg:desc>Sheet1.H10:Sheet1.K10</svg:desc>
                </draw:g>
              </table:table-cell>
              <table:table-cell office:value-type="float" office:value="9.322">
                <text:p>9.322</text:p>
              </table:table-cell>
              <table:table-cell office:value-type="float" office:value="10.289">
                <text:p>10.289</text:p>
              </table:table-cell>
              <table:table-cell office:value-type="float" office:value="19.699">
                <text:p>19.699</text:p>
              </table:table-cell>
            </table:table-row>
            <table:table-row>
              <table:table-cell office:value-type="string">
                <text:p>Row 10</text:p>
                <draw:g>
                  <svg:desc/>
                </draw:g>
              </table:table-cell>
              <table:table-cell office:value-type="float" office:value="10.499">
                <text:p>10.499</text:p>
                <draw:g>
                  <svg:desc>Sheet1.H10:Sheet1.K10</svg:desc>
                </draw:g>
              </table:table-cell>
              <table:table-cell office:value-type="float" office:value="9.322">
                <text:p>9.322</text:p>
              </table:table-cell>
              <table:table-cell office:value-type="float" office:value="10.289">
                <text:p>10.289</text:p>
              </table:table-cell>
              <table:table-cell office:value-type="float" office:value="19.699">
                <text:p>19.69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